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6.68cm"/>
    </style:style>
    <style:style style:name="co5" style:family="table-column">
      <style:table-column-properties fo:break-before="auto" style:column-width="8.0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33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/>
          <table:table-cell office:value-type="string" calcext:value-type="string" table:number-columns-spanned="4" table:number-rows-spanned="1">
            <text:p>表一： 监控基础信息表 montior_url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类型</text:p>
          </table:table-cell>
          <table:table-cell table:style-name="ce2" office:value-type="string" calcext:value-type="string">
            <text:p>含义</text:p>
          </table:table-cell>
          <table:table-cell table:style-name="ce2" office:value-type="string" calcext:value-type="string">
            <text:p>特性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检索序列号</text:p>
          </table:table-cell>
          <table:table-cell table:style-name="ce4" office:value-type="string" calcext:value-type="string">
            <text:p>主键，索引,监控结果以此序号为主键</text:p>
          </table:table-cell>
          <table:table-cell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监控的url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监控的location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枚举(post,get)</text:p>
          </table:table-cell>
          <table:table-cell table:style-name="ce4" office:value-type="string" calcext:value-type="string">
            <text:p>网页监控方法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keyword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网页的监控内容</text:p>
          </table:table-cell>
          <table:table-cell table:style-name="ce4" office:value-type="string" calcext:value-type="string">
            <text:p>后续可以增加多key的方法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post_data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post数据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fail_time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定义失败的次数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5" table:number-rows-spanned="1">
            <text:p>表2：监控状态码 status_cod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类型</text:p>
          </table:table-cell>
          <table:table-cell table:style-name="ce2" office:value-type="string" calcext:value-type="string">
            <text:p>含义</text:p>
          </table:table-cell>
          <table:table-cell table:style-name="ce2" office:value-type="string" calcext:value-type="string">
            <text:p>特性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检索序列号</text:p>
          </table:table-cell>
          <table:table-cell table:style-name="ce4" office:value-type="string" calcext:value-type="string">
            <text:p>取自表一的ID列</text:p>
          </table:table-cell>
          <table:table-cell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status_code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监控返回码</text:p>
          </table:table-cell>
          <table:table-cell table:style-name="ce4" office:value-type="string" calcext:value-type="string">
            <text:p>正常为0,异常计数</text:p>
          </table:table-cell>
          <table:table-cell office:value-type="string" calcext:value-type="string">
            <text:p>计数方法：last_status × cur_status + cur_status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rep_point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监控上报节点</text:p>
          </table:table-cell>
          <table:table-cell table:style-name="ce4" office:value-type="string" calcext:value-type="string">
            <text:p>为了以后的多节点监控，建议以IP为上报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rep_time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上报时间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last_fail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上次失败时间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1019"/>
        </table:table-row>
        <table:table-row table:style-name="ro1" table:number-rows-repeated="6">
          <table:table-cell table:number-columns-repeated="1019"/>
          <table:table-cell table:style-name="Default" table:number-columns-repeated="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Fallback" style:font-family-complex="'Droid Sans Fallback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1:10:51.841593256</meta:creation-date>
    <dc:date>2015-02-13T11:26:01.135561414</dc:date>
    <meta:editing-duration>P0D</meta:editing-duration>
    <meta:editing-cycles>1</meta:editing-cycles>
    <meta:document-statistic meta:table-count="1" meta:cell-count="68" meta:object-count="0"/>
    <meta:generator>LibreOffice/4.2.7.2$Linux_X86_64 LibreOffice_project/420m0$Build-2</meta:generator>
  </office:meta>
</office:document-meta>
</file>